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spectRenderer.service( ServiceManager 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spectRenderer.toSAX( Layout layout , PortalService service , ContentHandler hand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spectRenderer.dispos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AspectRenderer.getAspectDescrip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pectRenderer.configure( Configuration con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spectRenderer.contextualize( 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